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monospace"/>
    <style:font-face style:name="Sailec-Regular" svg:font-family="Sailec-Regular, system-ui, apple-system, BlinkMacSystemFont, 'Segoe UI', Roboto, 'Helvetica Neue', Helvetica, 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b4fd" officeooo:paragraph-rsid="0006b4fd"/>
    </style:style>
    <style:style style:name="P2" style:family="paragraph" style:parent-style-name="Preformatted_20_Text">
      <style:text-properties officeooo:rsid="0006b4fd" officeooo:paragraph-rsid="0009acaa"/>
    </style:style>
    <style:style style:name="P3" style:family="paragraph" style:parent-style-name="Preformatted_20_Text">
      <style:text-properties officeooo:rsid="000c3b5f" officeooo:paragraph-rsid="000c3b5f"/>
    </style:style>
    <style:style style:name="P4" style:family="paragraph" style:parent-style-name="Preformatted_20_Text">
      <loext:graphic-properties draw:fill="solid" draw:fill-color="#f2f5ff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f2f5ff" fo:padding="0cm" fo:border="none"/>
    </style:style>
    <style:style style:name="P5" style:family="paragraph" style:parent-style-name="Text_20_body">
      <style:paragraph-properties fo:margin-left="0cm" fo:margin-right="0cm" fo:margin-top="0.741cm" fo:margin-bottom="0.247cm" loext:contextual-spacing="false" fo:orphans="2" fo:widows="2" fo:text-indent="0cm" style:auto-text-indent="false"/>
      <style:text-properties fo:font-variant="normal" fo:text-transform="none" fo:color="#525666" style:font-name="Roboto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741cm" fo:margin-bottom="0.247cm" loext:contextual-spacing="false" fo:orphans="2" fo:widows="2" fo:text-indent="0cm" style:auto-text-indent="false"/>
      <style:text-properties fo:font-variant="normal" fo:text-transform="none" fo:color="#525666" style:font-name="Roboto" fo:font-size="11.25pt" fo:letter-spacing="normal" fo:font-style="normal" fo:font-weight="normal" officeooo:paragraph-rsid="003a779a"/>
    </style:style>
    <style:style style:name="P7" style:family="paragraph" style:parent-style-name="Text_20_body">
      <style:paragraph-properties fo:margin-left="0cm" fo:margin-right="0cm" fo:margin-top="0.741cm" fo:margin-bottom="0.247cm" loext:contextual-spacing="false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loext:graphic-properties draw:fill="solid" draw:fill-color="#f2f5ff" draw:opacity="100%"/>
      <style:paragraph-properties fo:margin-top="0cm" fo:margin-bottom="0.247cm" loext:contextual-spacing="false" fo:orphans="2" fo:widows="2" fo:background-color="#f2f5ff" fo:padding="0cm" fo:border="none"/>
    </style:style>
    <style:style style:name="P10" style:family="paragraph" style:parent-style-name="Standard">
      <style:text-properties officeooo:rsid="0006b4fd" officeooo:paragraph-rsid="0006b4fd"/>
    </style:style>
    <style:style style:name="P11" style:family="paragraph" style:parent-style-name="Standard">
      <style:text-properties officeooo:rsid="000acfea" officeooo:paragraph-rsid="000acfea"/>
    </style:style>
    <style:style style:name="P12" style:family="paragraph" style:parent-style-name="Standard">
      <style:text-properties officeooo:rsid="000bdf48" officeooo:paragraph-rsid="000bdf48"/>
    </style:style>
    <style:style style:name="P13" style:family="paragraph" style:parent-style-name="Standard">
      <style:text-properties officeooo:rsid="000c3b5f" officeooo:paragraph-rsid="000c3b5f"/>
    </style:style>
    <style:style style:name="P14" style:family="paragraph" style:parent-style-name="Standard">
      <style:text-properties officeooo:rsid="000c3b5f" officeooo:paragraph-rsid="002032c6"/>
    </style:style>
    <style:style style:name="P15" style:family="paragraph" style:parent-style-name="Standard">
      <style:text-properties officeooo:paragraph-rsid="000c3b5f"/>
    </style:style>
    <style:style style:name="P16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c3b5f" officeooo:paragraph-rsid="000c3b5f"/>
    </style:style>
    <style:style style:name="P17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c3b5f" officeooo:paragraph-rsid="003499ba"/>
    </style:style>
    <style:style style:name="P18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033e1" officeooo:paragraph-rsid="001033e1"/>
    </style:style>
    <style:style style:name="P19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1033e1"/>
    </style:style>
    <style:style style:name="P20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0f9891" officeooo:paragraph-rsid="002032c6"/>
    </style:style>
    <style:style style:name="P21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108821"/>
    </style:style>
    <style:style style:name="P22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3e456" officeooo:paragraph-rsid="003499ba"/>
    </style:style>
    <style:style style:name="P23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5aea9" officeooo:paragraph-rsid="003499ba"/>
    </style:style>
    <style:style style:name="P24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64f7c" officeooo:paragraph-rsid="003499ba"/>
    </style:style>
    <style:style style:name="P25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74142" officeooo:paragraph-rsid="00174142"/>
    </style:style>
    <style:style style:name="P26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74142" officeooo:paragraph-rsid="002f4277"/>
    </style:style>
    <style:style style:name="P27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74142" officeooo:paragraph-rsid="003947a3"/>
    </style:style>
    <style:style style:name="P28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264267" officeooo:paragraph-rsid="00264267"/>
    </style:style>
    <style:style style:name="P29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2acce5" officeooo:paragraph-rsid="002acce5"/>
    </style:style>
    <style:style style:name="P30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2ae261"/>
    </style:style>
    <style:style style:name="P31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2cd349"/>
    </style:style>
    <style:style style:name="P32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302576" officeooo:paragraph-rsid="00302576"/>
    </style:style>
    <style:style style:name="P33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302576"/>
    </style:style>
    <style:style style:name="P34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f5176" officeooo:paragraph-rsid="001f5176"/>
    </style:style>
    <style:style style:name="P35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paragraph-rsid="003499ba"/>
    </style:style>
    <style:style style:name="P36" style:family="paragraph" style:parent-style-name="Standard">
      <style:text-properties fo:font-variant="normal" fo:text-transform="none" fo:color="#323232" style:font-name="monospace" fo:font-size="10.5pt" fo:letter-spacing="normal" fo:font-style="normal" fo:font-weight="bold" officeooo:rsid="003348bd" officeooo:paragraph-rsid="003499ba" style:font-weight-asian="bold" style:font-weight-complex="bold"/>
    </style:style>
    <style:style style:name="P37" style:family="paragraph" style:parent-style-name="Standard">
      <style:text-properties fo:font-variant="normal" fo:text-transform="none" fo:color="#323232" style:font-name="monospace" fo:font-size="10.5pt" fo:letter-spacing="normal" fo:font-style="normal" fo:font-weight="bold" officeooo:rsid="00318d7d" officeooo:paragraph-rsid="00318d7d" style:font-weight-asian="bold" style:font-weight-complex="bold"/>
    </style:style>
    <style:style style:name="P38" style:family="paragraph" style:parent-style-name="Standard">
      <style:text-properties fo:font-variant="normal" fo:text-transform="none" fo:color="#323232" style:font-name="monospace" fo:font-size="10.5pt" fo:letter-spacing="normal" fo:font-style="normal" fo:font-weight="bold" officeooo:rsid="003a20d0" officeooo:paragraph-rsid="003a20d0" style:font-weight-asian="bold" style:font-weight-complex="bold"/>
    </style:style>
    <style:style style:name="P3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108821"/>
    </style:style>
    <style:style style:name="P4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a2d44" officeooo:paragraph-rsid="00174142"/>
    </style:style>
    <style:style style:name="P41" style:family="paragraph" style:parent-style-name="Standard">
      <style:text-properties fo:font-variant="normal" fo:text-transform="none" fo:color="#e94849" style:font-name="monospace" fo:font-size="10.5pt" fo:letter-spacing="normal" fo:font-style="normal" fo:font-weight="normal" officeooo:paragraph-rsid="00108821"/>
    </style:style>
    <style:style style:name="P42" style:family="paragraph" style:parent-style-name="Standard">
      <style:text-properties officeooo:paragraph-rsid="00108821"/>
    </style:style>
    <style:style style:name="P43" style:family="paragraph" style:parent-style-name="Standard">
      <style:text-properties officeooo:rsid="0013e456" officeooo:paragraph-rsid="003499ba"/>
    </style:style>
    <style:style style:name="P44" style:family="paragraph" style:parent-style-name="Standard">
      <style:text-properties officeooo:paragraph-rsid="000f9891"/>
    </style:style>
    <style:style style:name="P45" style:family="paragraph" style:parent-style-name="Standard">
      <style:text-properties officeooo:rsid="00212a5f" officeooo:paragraph-rsid="00212a5f"/>
    </style:style>
    <style:style style:name="P46" style:family="paragraph" style:parent-style-name="Standard">
      <style:text-properties officeooo:rsid="0021350f" officeooo:paragraph-rsid="0021350f"/>
    </style:style>
    <style:style style:name="P47" style:family="paragraph" style:parent-style-name="Standard">
      <style:text-properties officeooo:rsid="00251edc" officeooo:paragraph-rsid="00251edc"/>
    </style:style>
    <style:style style:name="P48" style:family="paragraph" style:parent-style-name="Standard">
      <style:text-properties officeooo:paragraph-rsid="003a20d0"/>
    </style:style>
    <style:style style:name="P49" style:family="paragraph" style:parent-style-name="Standard">
      <style:text-properties officeooo:paragraph-rsid="003348bd"/>
    </style:style>
    <style:style style:name="P50" style:family="paragraph" style:parent-style-name="Text_20_body">
      <style:text-properties officeooo:rsid="0006b4fd" officeooo:paragraph-rsid="0006b4fd"/>
    </style:style>
    <style:style style:name="P51" style:family="paragraph" style:parent-style-name="Text_20_body">
      <style:text-properties fo:font-variant="normal" fo:text-transform="none" fo:color="#525666" style:font-name="Roboto" fo:font-size="11.25pt" fo:letter-spacing="normal" fo:font-style="normal" fo:font-weight="normal" officeooo:rsid="0006b4fd" officeooo:paragraph-rsid="0006b4fd"/>
    </style:style>
    <style:style style:name="P52" style:family="paragraph" style:parent-style-name="Text_20_body">
      <style:text-properties officeooo:paragraph-rsid="003348bd"/>
    </style:style>
    <style:style style:name="P53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5" style:family="paragraph" style:parent-style-name="Standard">
      <style:text-properties fo:font-weight="bold" style:font-weight-asian="bold" style:font-weight-complex="bold"/>
    </style:style>
    <style:style style:name="P56" style:family="paragraph" style:parent-style-name="Standard">
      <style:text-properties fo:font-weight="bold" officeooo:rsid="000acfea" officeooo:paragraph-rsid="000acfea" style:font-weight-asian="bold" style:font-weight-complex="bold"/>
    </style:style>
    <style:style style:name="P57" style:family="paragraph" style:parent-style-name="Standard">
      <style:text-properties fo:font-weight="bold" officeooo:rsid="003f057b" officeooo:paragraph-rsid="003f057b" style:font-weight-asian="bold" style:font-weight-complex="bold"/>
    </style:style>
    <style:style style:name="P58" style:family="paragraph" style:parent-style-name="Standard">
      <style:text-properties fo:font-variant="normal" fo:text-transform="none" fo:color="#323232" style:font-name="monospace" fo:font-size="10.5pt" fo:letter-spacing="normal" fo:font-style="normal" fo:font-weight="normal" officeooo:rsid="0013e456" officeooo:paragraph-rsid="00421909"/>
    </style:style>
    <style:style style:name="P59" style:family="paragraph" style:parent-style-name="Standard">
      <style:text-properties fo:font-variant="normal" fo:text-transform="none" fo:color="#323232" style:font-name="monospace" fo:font-size="10.5pt" fo:letter-spacing="normal" fo:font-style="normal" fo:font-weight="bold" officeooo:rsid="00421909" officeooo:paragraph-rsid="00421909" style:font-weight-asian="bold" style:font-weight-complex="bold"/>
    </style:style>
    <style:style style:name="P60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P61" style:family="paragraph" style:parent-style-name="Preformatted_20_Text">
      <style:paragraph-properties fo:margin-top="0cm" fo:margin-bottom="0cm" loext:contextual-spacing="false" style:line-height-at-least="0.582cm" fo:orphans="2" fo:widows="2"/>
      <style:text-properties officeooo:paragraph-rsid="004039a7"/>
    </style:style>
    <style:style style:name="T1" style:family="text">
      <style:text-properties fo:font-variant="normal" fo:text-transform="none" fo:color="#525666" style:font-name="monospace1" fo:font-size="11.25pt" fo:letter-spacing="normal" fo:font-style="normal" fo:font-weight="normal" fo:background-color="#f2f5ff" loext:char-shading-value="0" loext:padding="0cm" loext:border="none"/>
    </style:style>
    <style:style style:name="T2" style:family="text">
      <style:text-properties fo:font-variant="normal" fo:text-transform="none" fo:color="#525666" style:font-name="monospace1" fo:font-size="11.25pt" fo:letter-spacing="normal" fo:font-style="normal" fo:font-weight="normal" officeooo:rsid="0009acaa" fo:background-color="#f2f5ff" loext:char-shading-value="0" loext:padding="0cm" loext:border="none"/>
    </style:style>
    <style:style style:name="T3" style:family="text">
      <style:text-properties fo:font-variant="normal" fo:text-transform="none" fo:color="#525666" style:font-name="Roboto" fo:font-size="11.25pt" fo:letter-spacing="normal" fo:font-style="normal" fo:font-weight="normal"/>
    </style:style>
    <style:style style:name="T4" style:family="text">
      <style:text-properties fo:font-variant="normal" fo:text-transform="none" fo:color="#525666" fo:letter-spacing="normal" fo:background-color="#f2f5ff" loext:char-shading-value="0" loext:padding="0cm" loext:border="none"/>
    </style:style>
    <style:style style:name="T5" style:family="text">
      <style:text-properties fo:font-variant="normal" fo:text-transform="none" fo:color="#ff3860" style:font-name="monospace1" fo:font-size="11.25pt" fo:letter-spacing="normal" fo:font-style="normal" fo:font-weight="normal" fo:background-color="#f5f5f5" loext:char-shading-value="0"/>
    </style:style>
    <style:style style:name="T6" style:family="text">
      <style:text-properties fo:font-variant="normal" fo:text-transform="none" fo:color="#323232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323232" style:font-name="monospace" fo:font-size="10.5pt" fo:letter-spacing="normal" fo:font-style="normal" fo:font-weight="normal" fo:background-color="#f2f5ff" loext:char-shading-value="0" loext:padding="0cm" loext:border="none"/>
    </style:style>
    <style:style style:name="T8" style:family="text">
      <style:text-properties fo:font-variant="normal" fo:text-transform="none" fo:color="#323232" style:font-name="monospace" fo:font-size="10.5pt" fo:letter-spacing="normal" fo:font-style="normal" fo:font-weight="normal" officeooo:rsid="00108821"/>
    </style:style>
    <style:style style:name="T9" style:family="text">
      <style:text-properties fo:font-variant="normal" fo:text-transform="none" fo:color="#323232" style:font-name="monospace" fo:font-size="10.5pt" fo:letter-spacing="normal" fo:font-style="normal" fo:font-weight="normal" officeooo:rsid="0011fcd8"/>
    </style:style>
    <style:style style:name="T10" style:family="text">
      <style:text-properties fo:font-variant="normal" fo:text-transform="none" fo:color="#323232" style:font-name="monospace" fo:font-size="10.5pt" fo:letter-spacing="normal" fo:font-style="normal" fo:font-weight="normal" officeooo:rsid="0015aea9"/>
    </style:style>
    <style:style style:name="T11" style:family="text">
      <style:text-properties fo:font-variant="normal" fo:text-transform="none" fo:color="#323232" style:font-name="monospace" fo:font-size="10.5pt" fo:letter-spacing="normal" fo:font-style="normal" fo:font-weight="normal" officeooo:rsid="001f5176"/>
    </style:style>
    <style:style style:name="T12" style:family="text">
      <style:text-properties fo:font-variant="normal" fo:text-transform="none" fo:color="#323232" style:font-name="monospace" fo:font-size="10.5pt" fo:letter-spacing="normal" fo:font-style="normal" fo:font-weight="normal" officeooo:rsid="000f9891"/>
    </style:style>
    <style:style style:name="T13" style:family="text">
      <style:text-properties fo:font-variant="normal" fo:text-transform="none" fo:color="#323232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323232" style:font-name="monospace" fo:font-size="10.5pt" fo:letter-spacing="normal" fo:font-style="normal" fo:font-weight="bold" officeooo:rsid="003a20d0" style:font-weight-asian="bold" style:font-weight-complex="bold"/>
    </style:style>
    <style:style style:name="T15" style:family="text">
      <style:text-properties fo:font-variant="normal" fo:text-transform="none" fo:color="#323232" style:font-name="Sailec-Regular" fo:font-size="12pt" fo:letter-spacing="normal" fo:font-style="normal" fo:font-weight="normal"/>
    </style:style>
    <style:style style:name="T16" style:family="text">
      <style:text-properties fo:font-variant="normal" fo:text-transform="none" fo:color="#323232" style:font-name="Sailec-Regular" fo:font-size="12pt" fo:letter-spacing="normal" fo:font-style="normal" fo:font-weight="normal" officeooo:rsid="000c3b5f"/>
    </style:style>
    <style:style style:name="T17" style:family="text">
      <style:text-properties fo:font-variant="normal" fo:text-transform="none" fo:color="#323232" fo:letter-spacing="normal"/>
    </style:style>
    <style:style style:name="T18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323232" fo:font-size="10.5pt" fo:letter-spacing="normal" fo:font-style="normal" fo:font-weight="normal" officeooo:rsid="004039a7" fo:background-color="transparent" loext:char-shading-value="0" loext:padding="0cm" loext:border="none"/>
    </style:style>
    <style:style style:name="T20" style:family="text">
      <style:text-properties fo:font-variant="normal" fo:text-transform="none" fo:color="#e94849" style:font-name="monospace" fo:font-size="10.5pt" fo:letter-spacing="normal" fo:font-style="normal" fo:font-weight="normal"/>
    </style:style>
    <style:style style:name="T21" style:family="text">
      <style:text-properties fo:font-variant="normal" fo:text-transform="none" fo:color="#e94849" style:font-name="monospace" fo:font-size="10.5pt" fo:letter-spacing="normal" fo:font-style="normal" fo:font-weight="normal" fo:background-color="#f2f5ff" loext:char-shading-value="0" loext:padding="0cm" loext:border="none"/>
    </style:style>
    <style:style style:name="T22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e94849" fo:font-size="10.5pt" fo:letter-spacing="normal" fo:font-style="normal" fo:font-weight="normal" officeooo:rsid="00247a56" fo:background-color="transparent" loext:char-shading-value="0" loext:padding="0cm" loext:border="none"/>
    </style:style>
    <style:style style:name="T24" style:family="text">
      <style:text-properties fo:font-variant="normal" fo:text-transform="none" fo:color="#24292e" style:font-name="SFMono-Regular" fo:font-size="8.25pt" fo:letter-spacing="normal" fo:language="en" fo:country="GB" fo:font-style="normal" fo:font-weight="normal" loext:padding="0cm" loext:border="none"/>
    </style:style>
    <style:style style:name="T25" style:family="text">
      <style:text-properties fo:font-variant="normal" fo:text-transform="none" fo:color="#242729" style:font-name="inherit" fo:font-size="11.25pt" fo:letter-spacing="normal" fo:font-style="normal" fo:font-weight="bold" fo:background-color="transparent" loext:char-shading-value="0" loext:padding="0cm" loext:border="none"/>
    </style:style>
    <style:style style:name="T26" style:family="text"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42729" style:font-name="Arial" fo:font-size="11.25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242729" fo:letter-spacing="normal" loext:padding="0cm" loext:border="none"/>
    </style:style>
    <style:style style:name="T29" style:family="text">
      <style:text-properties officeooo:rsid="000c3b5f"/>
    </style:style>
    <style:style style:name="T30" style:family="text">
      <style:text-properties officeooo:rsid="001033e1"/>
    </style:style>
    <style:style style:name="T31" style:family="text">
      <style:text-properties officeooo:rsid="00164f7c"/>
    </style:style>
    <style:style style:name="T32" style:family="text">
      <style:text-properties officeooo:rsid="00197ecd"/>
    </style:style>
    <style:style style:name="T33" style:family="text">
      <style:text-properties officeooo:rsid="001b0a04"/>
    </style:style>
    <style:style style:name="T34" style:family="text">
      <style:text-properties fo:color="#e94849" officeooo:rsid="002a2d44"/>
    </style:style>
    <style:style style:name="T35" style:family="text">
      <style:text-properties officeooo:rsid="001d705f"/>
    </style:style>
    <style:style style:name="T36" style:family="text">
      <style:text-properties officeooo:rsid="00231598"/>
    </style:style>
    <style:style style:name="T37" style:family="text">
      <style:text-properties officeooo:rsid="00270170"/>
    </style:style>
    <style:style style:name="T38" style:family="text">
      <style:text-properties officeooo:rsid="002880e1"/>
    </style:style>
    <style:style style:name="T39" style:family="text">
      <style:text-properties officeooo:rsid="002a2d44"/>
    </style:style>
    <style:style style:name="T40" style:family="text">
      <style:text-properties fo:color="#000000"/>
    </style:style>
    <style:style style:name="T41" style:family="text">
      <style:text-properties fo:color="#000000" officeooo:rsid="002a2d44"/>
    </style:style>
    <style:style style:name="T42" style:family="text">
      <style:text-properties fo:color="#000000" officeooo:rsid="002acce5"/>
    </style:style>
    <style:style style:name="T43" style:family="text">
      <style:text-properties officeooo:rsid="002acce5"/>
    </style:style>
    <style:style style:name="T44" style:family="text">
      <style:text-properties officeooo:rsid="002ae261"/>
    </style:style>
    <style:style style:name="T45" style:family="text">
      <style:text-properties officeooo:rsid="002cd349"/>
    </style:style>
    <style:style style:name="T46" style:family="text">
      <style:text-properties officeooo:rsid="002f4277"/>
    </style:style>
    <style:style style:name="T47" style:family="text">
      <style:text-properties fo:font-weight="bold" officeooo:rsid="00318d7d" style:font-weight-asian="bold" style:font-weight-complex="bold"/>
    </style:style>
    <style:style style:name="T48" style:family="text">
      <style:text-properties officeooo:rsid="003348bd"/>
    </style:style>
    <style:style style:name="T49" style:family="text">
      <style:text-properties officeooo:rsid="00174142"/>
    </style:style>
    <style:style style:name="T50" style:family="text">
      <style:text-properties fo:background-color="transparent" loext:char-shading-value="0" loext:padding="0cm" loext:border="none"/>
    </style:style>
    <style:style style:name="T51" style:family="text">
      <style:text-properties officeooo:rsid="00378b67"/>
    </style:style>
    <style:style style:name="T52" style:family="text">
      <style:text-properties officeooo:rsid="003947a3"/>
    </style:style>
    <style:style style:name="T53" style:family="text">
      <style:text-properties officeooo:rsid="003a779a"/>
    </style:style>
    <style:style style:name="T54" style:family="text">
      <style:text-properties fo:color="#6a737d" style:font-name="SFMono-Regular" fo:font-size="8.25pt"/>
    </style:style>
    <style:style style:name="T55" style:family="text">
      <style:text-properties officeooo:rsid="00421909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digitalocean.com/community/tutorials/how-to-install-anaconda-on-ubuntu-18-04-quickstart" text:style-name="Internet_20_link" text:visited-style-name="Visited_20_Internet_20_Link"/></text:p>
      <text:p text:style-name="P46">Sudo command – this is to run command as root</text:p>
      <text:p text:style-name="P46">sudo -s <text:s text:c="2"/>-to open a root shell</text:p>
      <text:p text:style-name="P46">sudo -s -u user <text:s text:c="2"/>- to open a shell as user</text:p>
      <text:p text:style-name="Standard"/>
      <text:p text:style-name="P47">after a fresh installation of linux run update</text:p>
      <text:p text:style-name="P47">sudo apt-get update </text:p>
      <text:p text:style-name="Standard"/>
      <text:p text:style-name="P56">Setting up ubuntu:</text:p>
      <text:p text:style-name="P11"><text:a xlink:type="simple" xlink:href="https://www.digitalocean.com/community/tutorials/initial-server-setup-with-ubuntu-18-04" text:style-name="Internet_20_link" text:visited-style-name="Visited_20_Internet_20_Link">https://www.digitalocean.com/community/tutorials/initial-server-setup-with-ubuntu-18-04</text:a></text:p>
      <text:p text:style-name="Standard"/>
      <text:p text:style-name="P57">ubuntu command</text:p>
      <text:p text:style-name="Standard">https://www.google.com/amp/s/techlog360.com/basic-ubuntu-commands-terminal-shortcuts-linux-beginner/amp/</text:p>
      <text:p text:style-name="Standard"/>
      <text:p text:style-name="P57">install anaconda on linux</text:p>
      <text:p text:style-name="Standard">https://www.digitalocean.com/community/tutorials/how-to-install-anaconda-on-ubuntu-18-04-quickstart</text:p>
      <text:p text:style-name="Standard"/>
      <text:p text:style-name="P57">setup <text:s/>non-root user</text:p>
      <text:p text:style-name="Standard">https://www.vultr.com/docs/setup-a-non-root-user-with-sudo-access-on-ubuntu</text:p>
      <text:p text:style-name="Standard"/>
      <text:p text:style-name="Standard"/>
      <text:p text:style-name="P55">linux bash and terminal manual</text:p>
      <text:p text:style-name="Standard">https://www.gnu.org/software/bash/manual/bash.html#What-is-Bash_003f</text:p>
      <text:p text:style-name="Standard"/>
      <text:p text:style-name="Standard">installing anaconda on linux </text:p>
      <text:p text:style-name="Standard"><text:a xlink:type="simple" xlink:href="https://www.digitalocean.com/community/tutorials/how-to-install-the-anaconda-python-distribution-on-ubuntu-18-04" text:style-name="Internet_20_link" text:visited-style-name="Visited_20_Internet_20_Link">https://www.digitalocean.com/community/tutorials/how-to-install-the-anaconda-python-distribution-on-ubuntu-18-04</text:a></text:p>
      <text:p text:style-name="Standard"/>
      <text:p text:style-name="Standard"/>
      <text:p text:style-name="P10">Add a USER and give full privileges</text:p>
      <text:p text:style-name="P1"><text:span text:style-name="Source_20_Text"><text:span text:style-name="T1"># useradd &lt;username&gt;</text:span></text:span></text:p>
      <text:p text:style-name="P1"><text:span text:style-name="Source_20_Text"><text:span text:style-name="T1"/></text:span></text:p>
      <text:p text:style-name="P2"><text:span text:style-name="Source_20_Text"><text:span text:style-name="T2">Add user to sudo user grp</text:span></text:span></text:p>
      <text:p text:style-name="P1"><text:span text:style-name="Source_20_Text"><text:span text:style-name="T2"># </text:span></text:span><text:span text:style-name="Source_20_Text"><text:span text:style-name="T7">usermod -aG sudo </text:span></text:span><text:span text:style-name="Source_20_Text"><text:span text:style-name="T21">sammy</text:span></text:span></text:p>
      <text:p text:style-name="P10"/>
      <text:p text:style-name="P50"><text:span text:style-name="T3">Edit both </text:span><text:span text:style-name="Source_20_Text"><text:span text:style-name="T5">/etc/hosts/</text:span></text:span><text:span text:style-name="T3"> and </text:span><text:span text:style-name="Source_20_Text"><text:span text:style-name="T5">/etc/hostname</text:span></text:span><text:span text:style-name="T3"> to update your hostname. Save the files when you're done editing them.</text:span></text:p>
      <text:p text:style-name="P4"><text:span text:style-name="Source_20_Text"><text:span text:style-name="T1">nano /etc/hosts</text:span></text:span></text:p>
      <text:p text:style-name="P9"><text:span text:style-name="Source_20_Text"><text:span text:style-name="T1">nano /etc/hostname</text:span></text:span></text:p>
      <text:p text:style-name="P1"><text:span text:style-name="Source_20_Text"><text:span text:style-name="T1">reboot</text:span></text:span></text:p>
      <text:p text:style-name="P10"/>
      <text:p text:style-name="P51">Even if you're root, you will need to run the "sudo" part of the following command.</text:p>
      <text:p text:style-name="P4"><text:span text:style-name="Source_20_Text"><text:span text:style-name="T1">sudo visudo</text:span></text:span></text:p>
      <text:p text:style-name="P5">This will bring up a file with a bit of default info. What you need to look for is the following section:</text:p>
      <text:p text:style-name="P4"><text:span text:style-name="Source_20_Text"><text:span text:style-name="T1"># Cmnd alias specification</text:span></text:span></text:p>
      <text:p text:style-name="P9"><text:soft-page-break/></text:p>
      <text:p text:style-name="P9"><text:span text:style-name="Source_20_Text"><text:span text:style-name="T1"># User privilege specification</text:span></text:span></text:p>
      <text:p text:style-name="P9"><text:span text:style-name="Source_20_Text"><text:span text:style-name="T1">root <text:s text:c="3"/>ALL=(ALL:ALL) ALL</text:span></text:span></text:p>
      <text:p text:style-name="P5">Find where "root" appears in the list shown above, and add the following. Substitute the appropriate variables.</text:p>
      <text:p text:style-name="P4"><text:span text:style-name="Source_20_Text"><text:span text:style-name="T1">&lt;username&gt; ALL=(ALL:ALL) ALL</text:span></text:span></text:p>
      <text:p text:style-name="P10"/>
      <text:p text:style-name="P51">Create the home folder for the new user.</text:p>
      <text:p text:style-name="P4"><text:span text:style-name="Source_20_Text"><text:span text:style-name="T1">mkdir /home/&lt;username&gt;</text:span></text:span></text:p>
      <text:p text:style-name="P5">Give the new user permissions in that folder.</text:p>
      <text:p text:style-name="P4"><text:span text:style-name="Source_20_Text"><text:span text:style-name="T1">chown &lt;username&gt;:&lt;usergroup&gt; /home/&lt;username&gt; -R</text:span></text:span></text:p>
      <text:p text:style-name="P6"><text:span text:style-name="T53">use this instead: <text:s text:c="2"/></text:span><text:span text:style-name="T54">sudo chown -R username /path/to/anaconda3</text:span></text:p>
      <text:p text:style-name="P5">Set a password for the new user.</text:p>
      <text:p text:style-name="P4"><text:span text:style-name="Source_20_Text"><text:span text:style-name="T1">sudo passwd &lt;username&gt;</text:span></text:span></text:p>
      <text:p text:style-name="P7"><text:span text:style-name="T3">Add the following to the </text:span><text:span text:style-name="Source_20_Text"><text:span text:style-name="T5">/etc/passwd</text:span></text:span><text:span text:style-name="T3"> file.</text:span></text:p>
      <text:p text:style-name="P4"><text:span text:style-name="Source_20_Text"><text:span text:style-name="T1">&lt;username&gt;:x:1000:1000::/home/&lt;username&gt;:/bin/bash</text:span></text:span></text:p>
      <text:p text:style-name="P5">Reboot the server again for these changes to take effect.</text:p>
      <text:p text:style-name="P4"><text:span text:style-name="Source_20_Text"><text:span text:style-name="T4"><text:s/></text:span></text:span><text:span text:style-name="Source_20_Text"><text:span text:style-name="T1">reboot 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-----------------------------------------------------------------------------------------------</text:p>
      <text:p text:style-name="Standard"/>
      <text:p text:style-name="P12">INSTALL anaconda <text:span text:style-name="T35">(stay on a non-root user ) the same as above</text:span></text:p>
      <text:p text:style-name="P45">Eg <text:a xlink:type="simple" xlink:href="mailto:blz@bb_vbox" text:style-name="Internet_20_link" text:visited-style-name="Visited_20_Internet_20_Link">blz@bb_vbox</text:a>: ~$</text:p>
      <text:p text:style-name="P12"><text:soft-page-break/></text:p>
      <text:p text:style-name="P12">cd /tmp <text:s text:c="2"/><text:span text:style-name="T32">(download the bash file here – a temp dir)</text:span></text:p>
      <text:p text:style-name="P12"><text:s text:c="16"/><text:span text:style-name="T33">use curl downloaded from anaconda website</text:span></text:p>
      <text:p text:style-name="P12">curl -O <text:a xlink:type="simple" xlink:href="https://repo.anaconda.com/archive/Anaconda3-2019.03-Linux-x86_64.sh" text:style-name="Internet_20_link" text:visited-style-name="Visited_20_Internet_20_Link">https://repo.anaconda.com/archive/Anaconda3-2019.03-Linux-x86_64.sh</text:a></text:p>
      <text:p text:style-name="P12"/>
      <text:p text:style-name="P15"><text:span text:style-name="T29"><text:tab/>use </text:span><text:span text:style-name="T15">SHA-256 checksum </text:span><text:span text:style-name="T16">for cryptographic hash verification</text:span></text:p>
      <text:p text:style-name="P13"><text:span text:style-name="T6">sha256sum Anaconda3-</text:span><text:span text:style-name="T20">2019.03</text:span><text:span text:style-name="T6">-Linux-x86_64.sh</text:span></text:p>
      <text:p text:style-name="P16"/>
      <text:p text:style-name="P44"><text:span text:style-name="T12"><text:s text:c="3"/></text:span><text:span text:style-name="T11">you should see this: </text:span><text:span text:style-name="Source_20_Text"><text:span text:style-name="T22">45c851b7497cc14d5ca060064394569f724b67d9b5f98a926ed49b834a6bb73a <text:s/>Anaconda3-2019.03-Linux-x86_64.sh</text:span></text:span></text:p>
      <text:p text:style-name="P34"/>
      <text:p text:style-name="P34"/>
      <text:p text:style-name="P20"><text:s/><text:span text:style-name="T33">run the bash script (</text:span>installation code<text:span text:style-name="T33">)</text:span></text:p>
      <text:p text:style-name="P14"><text:span text:style-name="T6">bash Anaconda3-</text:span><text:span text:style-name="T20">2019.03</text:span><text:span text:style-name="T6">-Linux-x86_64.sh</text:span></text:p>
      <text:p text:style-name="P16"/>
      <text:p text:style-name="P3"><text:span text:style-name="Source_20_Text"><text:span text:style-name="T18">Anaconda3 will now be installed into this location:</text:span></text:span></text:p>
      <text:p text:style-name="P53"><text:span text:style-name="Source_20_Text"><text:span text:style-name="T18">/home/</text:span></text:span><text:span text:style-name="Source_20_Text"><text:span text:style-name="T23">blz</text:span></text:span><text:span text:style-name="Source_20_Text"><text:span text:style-name="T18">/anaconda3</text:span></text:span></text:p>
      <text:p text:style-name="P53"><text:span text:style-name="Source_20_Text"><text:span text:style-name="T18"/></text:span></text:p>
      <text:p text:style-name="P61"><text:span text:style-name="Source_20_Text"><text:span text:style-name="T19">activate the installation</text:span></text:span></text:p>
      <text:p text:style-name="P53"><text:span text:style-name="Source_20_Text"><text:span text:style-name="T13">source ~/.bashrc</text:span></text:span></text:p>
      <text:p text:style-name="P16"/>
      <text:p text:style-name="P16">------------------------------------------------------------------</text:p>
      <text:p text:style-name="P36">OPEN ANACONDA SPYDER <text:span text:style-name="T51">(stay on env Eg: base)</text:span></text:p>
      <text:p text:style-name="P58"><text:span text:style-name="T48">type </text:span>anaconda-navigator on the terminal </text:p>
      <text:p text:style-name="P58"><text:span text:style-name="T55">(base)</text:span><text:a xlink:type="simple" xlink:href="mailto:bb@host_vbox" text:style-name="Internet_20_link" text:visited-style-name="Visited_20_Internet_20_Link"><text:span text:style-name="T55">bb@host_vbox</text:span></text:a><text:span text:style-name="T55">:~$ <text:s/></text:span>anaconda-navigator</text:p>
      <text:p text:style-name="P22"/>
      <text:p text:style-name="P43"><text:span text:style-name="T10">e</text:span><text:span text:style-name="T6">xit spyder file- quit <text:s/>to quit anaconda navigator</text:span></text:p>
      <text:p text:style-name="P22">type exit() on the terminal</text:p>
      <text:p text:style-name="P22"/>
      <text:p text:style-name="P23">deactivate conda environment: <text:s/>conda deactivate</text:p>
      <text:p text:style-name="P23"/>
      <text:p text:style-name="P23"/>
      <text:p text:style-name="P24">to uninstall conda:</text:p>
      <text:p text:style-name="P35"><text:span text:style-name="T31">$ </text:span>conda install anaconda-clean</text:p>
      <text:p text:style-name="P35"/>
      <text:p text:style-name="P17"><text:span text:style-name="T49">$ </text:span><text:span text:style-name="Source_20_Text"><text:span text:style-name="T50">anaconda-clean</text:span></text:span></text:p>
      <text:p text:style-name="P16"/>
      <text:p text:style-name="P16"/>
      <text:p text:style-name="P16"/>
      <text:p text:style-name="P16">---------------------------------------------------------------------</text:p>
      <text:p text:style-name="P16"><text:span text:style-name="T30">$ </text:span>source ~/.bashrc <text:s text:c="3"/>-<text:span text:style-name="T36">(optional)</text:span></text:p>
      <text:p text:style-name="P16"/>
      <text:p text:style-name="P19"><text:span text:style-name="T30">$ </text:span>conda list</text:p>
      <text:p text:style-name="P28">$ conda env list</text:p>
      <text:p text:style-name="P19"/>
      <text:p text:style-name="P18">setup anaconda environment</text:p>
      <text:p text:style-name="P19"><text:span text:style-name="T30">$ </text:span>conda search "^python$"</text:p>
      <text:p text:style-name="P19"/>
      <text:p text:style-name="P42"><text:span text:style-name="T8">$ </text:span><text:span text:style-name="T6">conda create --name </text:span><text:span text:style-name="T20">my_env</text:span><text:span text:style-name="T17"> </text:span><text:span text:style-name="T6">python=3</text:span></text:p>
      <text:p text:style-name="P21"/>
      <text:p text:style-name="P42"><text:span text:style-name="T9">$ </text:span><text:span text:style-name="T6">conda activate </text:span><text:span text:style-name="T20">my_env</text:span></text:p>
      <text:p text:style-name="P41"/>
      <text:p text:style-name="P39"><text:span text:style-name="T38">$ </text:span>conda info --envs <text:s text:c="7"/>-<text:span text:style-name="T38">inspect conda env</text:span></text:p>
      <text:p text:style-name="P21"/>
      <text:p text:style-name="P49"><text:span text:style-name="Source_20_Text"><text:span text:style-name="T18">----------------------------------------------------------------------</text:span></text:span></text:p>
      <text:p text:style-name="P52"><text:span text:style-name="Source_20_Text"><text:span text:style-name="Strong_20_Emphasis"><text:span text:style-name="T25">Package </text:span></text:span></text:span><text:span text:style-name="Source_20_Text"><text:span text:style-name="T27">"</text:span></text:span><text:span text:style-name="Source_20_Text"><text:span text:style-name="Strong_20_Emphasis"><text:span text:style-name="T25">anaconda clean</text:span></text:span></text:span><text:span text:style-name="Source_20_Text"><text:span text:style-name="T27">", available from Anaconda platform, should uninstall safely.</text:span></text:span></text:p>
      <text:p text:style-name="P8"><text:soft-page-break/><text:span text:style-name="Source_20_Text"><text:span text:style-name="T26">conda install anaconda-clean <text:s text:c="2"/># install the package anaconda clean</text:span></text:span></text:p>
      <text:p text:style-name="P8"><text:span text:style-name="Source_20_Text"><text:span text:style-name="T26">anaconda-clean --yes <text:s text:c="10"/># clean all anaconda related files and directories </text:span></text:span></text:p>
      <text:p text:style-name="P8"><text:span text:style-name="Source_20_Text"><text:span text:style-name="T26">rm -rf ~/anaconda3 <text:s text:c="12"/># removes the entire anaconda directory</text:span></text:span></text:p>
      <text:p text:style-name="P54"/>
      <text:p text:style-name="P8"><text:span text:style-name="Source_20_Text"><text:span text:style-name="T26">rm -rf ~/.anaconda_backup <text:s text:c="6"/># anaconda clean creates a back_up of files/dirs, remove it </text:span></text:span></text:p>
      <text:p text:style-name="P8"><text:span text:style-name="Source_20_Text"><text:span text:style-name="T28"><text:s text:c="32"/></text:span></text:span><text:span text:style-name="Source_20_Text"><text:span text:style-name="T26"># (conda list; cmd shouldn't respond after the clean up)</text:span></text:span></text:p>
      <text:p text:style-name="P25">---------------------------------------------------------------------</text:p>
      <text:p text:style-name="P37">CONDA ENVIRONMENT</text:p>
      <text:p text:style-name="P48"><text:span text:style-name="T14">try this if in problem: <text:s/></text:span><text:span text:style-name="Source_20_Text"><text:span text:style-name="T24">environment location: /home/ec2-user/.conda/environments.txt</text:span></text:span></text:p>
      <text:p text:style-name="P59">deactivate env 1<text:span text:style-name="T56">st</text:span></text:p>
      <text:p text:style-name="P59"><text:a xlink:type="simple" xlink:href="mailto:bb@host_vbox" text:style-name="Internet_20_link" text:visited-style-name="Visited_20_Internet_20_Link"><text:span text:style-name="T57">bb@host_vbox</text:span></text:a><text:span text:style-name="T57">:~$ conda install numpy</text:span></text:p>
      <text:p text:style-name="P59"><text:a xlink:type="simple" xlink:href="mailto:bb@host_vbox" text:style-name="Internet_20_link" text:visited-style-name="Visited_20_Internet_20_Link"><text:span text:style-name="T57">bb@host_vbox</text:span></text:a><text:span text:style-name="T57">:~$ conda update numpy</text:span></text:p>
      <text:p text:style-name="P38"/>
      <text:p text:style-name="P25">python - -version</text:p>
      <text:p text:style-name="P27"><text:span text:style-name="T43">$ </text:span>conda create -n my_env35 <text:s text:c="2"/>-<text:span text:style-name="T52">create new env name</text:span></text:p>
      <text:p text:style-name="P27"><text:span text:style-name="T43">$ </text:span>conda create -n my_env35 python=3.5 <text:s text:c="4"/>-<text:span text:style-name="T37">to target more specific version</text:span></text:p>
      <text:p text:style-name="P26"><text:span text:style-name="T43">$ </text:span>conda activate <text:span text:style-name="T46">envname</text:span></text:p>
      <text:p text:style-name="P25"><text:span text:style-name="T43">$ </text:span>conda deactivate <text:s text:c="6"/>-<text:span text:style-name="T37">to deactivate env</text:span></text:p>
      <text:p text:style-name="P27"/>
      <text:p text:style-name="P25"/>
      <text:p text:style-name="P32"><text:span text:style-name="T47">UPDATES: </text:span>stay on non-root user</text:p>
      <text:p text:style-name="P33"><text:span text:style-name="T48">Eg blz@bb_vbox:~$ </text:span>conda update conda <text:s text:c="4"/>-<text:span text:style-name="T44">(always update conda)</text:span></text:p>
      <text:p text:style-name="P31"><text:span text:style-name="T45">$ </text:span>conda update anaconda<text:tab/>-<text:span text:style-name="T45">(update anaconda distributions, this should <text:tab/><text:tab/><text:tab/><text:tab/><text:tab/> <text:s/>follow the above)</text:span></text:p>
      <text:p text:style-name="P30"/>
      <text:p text:style-name="P25"><text:span text:style-name="T43">$ </text:span>conda update python <text:s text:c="7"/>-<text:span text:style-name="T37">update python</text:span></text:p>
      <text:p text:style-name="P25"/>
      <text:p text:style-name="P29">create an env for a project then install all the pkg u need</text:p>
      <text:p text:style-name="P25"><text:span text:style-name="T43">$ </text:span>conda install --name my_env35 <text:span text:style-name="T40">numpy <text:s text:c="3"/>-</text:span><text:span text:style-name="T41">install a pkg in an env </text:span></text:p>
      <text:p text:style-name="P40"/>
      <text:p text:style-name="P29"><text:span text:style-name="T41">d</text:span><text:span text:style-name="T40">elete an env once ur project is over and u dont need the pkgs</text:span></text:p>
      <text:p text:style-name="P25"><text:span text:style-name="T42">$ </text:span><text:span text:style-name="T39">conda remove --name </text:span><text:span text:style-name="T34">my_env35</text:span><text:span text:style-name="T39"> --all</text:span></text:p>
      <text:p text:style-name="P25">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monospace"/>
    <style:font-face style:name="Sailec-Regular" svg:font-family="Sailec-Regular, system-ui, apple-system, BlinkMacSystemFont, 'Segoe UI', Roboto, 'Helvetica Neue', Helvetica, Arial, sans-serif"/>
    <style:font-face style:name="inherit" svg:font-family="inherit"/>
    <style:font-face style:name="monospace" svg:font-family="monospace"/>
    <style:font-face style:name="monospace1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5:00:25.349859587</meta:creation-date>
    <dc:date>2020-03-21T21:27:01.867873593</dc:date>
    <meta:editing-duration>PT20H2M29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589" meta:character-count="4940" meta:non-whitespace-character-count="4309"/>
  </office:meta>
</office:document-meta>
</file>